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2400000675000001D7E04263ED.svm" manifest:media-type=""/>
  <manifest:file-entry manifest:full-path="Pictures/200000160000027B0000021477E63722.svm" manifest:media-type=""/>
  <manifest:file-entry manifest:full-path="Pictures/2000000F00000192000001D4E39C75A3.svm" manifest:media-type="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f440" officeooo:paragraph-rsid="0018f44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8f440" officeooo:paragraph-rsid="0018f44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a70bb" officeooo:paragraph-rsid="001a70b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1a70bb" officeooo:paragraph-rsid="001a70bb" style:font-size-asian="14pt" style:font-weight-asian="normal" style:font-size-complex="14pt" style:font-weight-complex="normal"/>
    </style:style>
    <style:style style:name="P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in" fo:margin-right="0in" fo:margin-top="0in" fo:margin-bottom="0in" fo:line-height="100%" fo:text-align="center" fo:text-indent="0in"/>
    </style:style>
    <style:style style:name="P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in" fo:margin-right="0in" fo:margin-top="0in" fo:margin-bottom="0in" fo:line-height="100%" fo:text-indent="0in"/>
    </style:style>
    <style:style style:name="P1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70bb"/>
    </style:style>
    <style:style style:name="T2" style:family="text">
      <style:text-properties style:font-name="Liberation Serif1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1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1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1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1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1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00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1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1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00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1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1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2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21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2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23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1" style:family="graphic" style:list-style-name="L24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2" style:family="graphic" style:list-style-name="L25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2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4" style:family="graphic" style:list-style-name="L27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8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6" style:family="graphic" style:list-style-name="L2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7" style:family="graphic" style:list-style-name="L30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3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3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3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<text:span text:style-name="T1">à</text:span>ctica 2 – Pont Wheatstone</text:p>
      <text:p text:style-name="P3">Nom:</text:p>
      <text:p text:style-name="P2"/>
      <text:p text:style-name="P2"/>
      <text:p text:style-name="P4">Munta el circuit de pont seguint l’esquema i mesura les 4 resistencies que rebràs.</text:p>
      <text:p text:style-name="P4"/>
      <text:p text:style-name="P4"/>
      <text:p text:style-name="P4"><draw:g text:anchor-type="paragraph" draw:z-index="4" draw:style-name="gr1"><draw:line draw:style-name="gr2" draw:text-style-name="P5" svg:x1="2.4866in" svg:y1="3.9961in" svg:x2="2.4866in" svg:y2="3.6024in"><text:p/></draw:line><draw:line draw:style-name="gr3" draw:text-style-name="P5" svg:x1="2.6449in" svg:y1="3.898in" svg:x2="2.6449in" svg:y2="3.7012in"><text:p/></draw:line><draw:line draw:style-name="gr4" draw:text-style-name="P5" svg:x1="0.7878in" svg:y1="3.7953in" svg:x2="2.4803in" svg:y2="3.7953in"><text:p/></draw:line><draw:line draw:style-name="gr5" draw:text-style-name="P5" svg:x1="0.7878in" svg:y1="3.7953in" svg:x2="0.7996in" svg:y2="0.6457in"><text:p/></draw:line><draw:line draw:style-name="gr6" draw:text-style-name="P5" svg:x1="0.802in" svg:y1="2.6193in" svg:x2="0.9988in" svg:y2="2.6193in"><text:p/></draw:line><draw:line draw:style-name="gr7" draw:text-style-name="P5" svg:x1="0.802in" svg:y1="0.6496in" svg:x2="0.9988in" svg:y2="0.6496in"><text:p/></draw:line><draw:line draw:style-name="gr8" draw:text-style-name="P5" svg:x1="1.5917in" svg:y1="2.6138in" svg:x2="3.5602in" svg:y2="2.6138in"><text:p/></draw:line><draw:line draw:style-name="gr9" draw:text-style-name="P5" svg:x1="1.5917in" svg:y1="0.6457in" svg:x2="3.5602in" svg:y2="0.6457in"><text:p/></draw:line><draw:line draw:style-name="gr10" draw:text-style-name="P5" svg:x1="4.15in" svg:y1="0.6496in" svg:x2="4.3469in" svg:y2="0.6496in"><text:p/></draw:line><draw:custom-shape draw:style-name="gr11" draw:text-style-name="P5" svg:width="0.5925in" svg:height="0.1996in" svg:x="1in" svg:y="0.5327in"><text:p/><draw:enhanced-geometry svg:viewBox="0 0 21600 21600" draw:type="rectangle" draw:enhanced-path="M 0 0 L 21600 0 21600 21600 0 21600 0 0 Z N"/></draw:custom-shape><draw:custom-shape draw:style-name="gr12" draw:text-style-name="P5" svg:width="0.5925in" svg:height="0.1988in" svg:x="1in" svg:y="2.502in"><text:p/><draw:enhanced-geometry svg:viewBox="0 0 21600 21600" draw:type="rectangle" draw:enhanced-path="M 0 0 L 21600 0 21600 21600 0 21600 0 0 Z N"/></draw:custom-shape><draw:custom-shape draw:style-name="gr13" draw:text-style-name="P5" svg:width="0.5925in" svg:height="0.1996in" svg:x="3.5591in" svg:y="0.5327in"><text:p/><draw:enhanced-geometry svg:viewBox="0 0 21600 21600" draw:type="rectangle" draw:enhanced-path="M 0 0 L 21600 0 21600 21600 0 21600 0 0 Z N"/></draw:custom-shape><draw:custom-shape draw:style-name="gr14" draw:text-style-name="P5" svg:width="0.5925in" svg:height="0.1988in" svg:x="3.5591in" svg:y="2.502in"><text:p/><draw:enhanced-geometry svg:viewBox="0 0 21600 21600" draw:type="rectangle" draw:enhanced-path="M 0 0 L 21600 0 21600 21600 0 21600 0 0 Z N"/></draw:custom-shape><draw:line draw:style-name="gr15" draw:text-style-name="P5" svg:x1="4.15in" svg:y1="2.6193in" svg:x2="4.3469in" svg:y2="2.6193in"><text:p/></draw:line><draw:line draw:style-name="gr16" draw:text-style-name="P5" svg:x1="4.3303in" svg:y1="3.7953in" svg:x2="4.3421in" svg:y2="0.6457in"><text:p/></draw:line><draw:line draw:style-name="gr17" draw:text-style-name="P5" svg:x1="2.639in" svg:y1="3.7953in" svg:x2="4.3315in" svg:y2="3.7953in"><text:p/></draw:line><draw:custom-shape draw:style-name="gr18" draw:text-style-name="P5" svg:width="0.0787in" svg:height="0.0815in" svg:x="2.5201in" svg:y="2.5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7" svg:width="0.3961in" svg:height="0.3953in" svg:x="2.3634in" svg:y="1.4327in"><text:p text:style-name="P6"><text:span text:style-name="T3">V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0" draw:text-style-name="P5" svg:x1="2.5661in" svg:y1="1.4331in" svg:x2="2.5661in" svg:y2="0.6457in"><text:p/></draw:line><draw:line draw:style-name="gr21" draw:text-style-name="P5" svg:x1="2.5594in" svg:y1="2.6134in" svg:x2="2.5594in" svg:y2="1.826in"><text:p/></draw:line><draw:line draw:style-name="gr22" draw:text-style-name="P5" svg:x1="2.2051in" svg:y1="3.6764in" svg:x2="1.5358in" svg:y2="3.6764in"><text:p/></draw:line><draw:frame draw:style-name="gr23" draw:text-style-name="P8" svg:width="0.1606in" svg:height="0.1898in" svg:x="1.8807in" svg:y="3.4654in"><draw:image xlink:href="Pictures/2000000F00000192000001D4E39C75A3.svm" xlink:type="simple" xlink:show="embed" xlink:actuate="onLoad"><text:p/></draw:image></draw:frame><draw:line draw:style-name="gr24" draw:text-style-name="P5" svg:x1="1.0138in" svg:y1="0.7854in" svg:x2="1.7224in" svg:y2="0.3524in"><text:p/></draw:line><draw:frame draw:style-name="gr25" draw:text-style-name="P8" svg:width="0.2543in" svg:height="0.2134in" svg:x="3.7091in" svg:y="0.3193in"><draw:image xlink:href="Pictures/200000160000027B0000021477E63722.svm" xlink:type="simple" xlink:show="embed" xlink:actuate="onLoad"><text:p/></draw:image></draw:frame><draw:frame draw:style-name="gr26" draw:text-style-name="P8" svg:width="0.6516in" svg:height="0.185in" svg:x="2.1819in" svg:y="3.3083in"><draw:image xlink:href="Pictures/2000002400000675000001D7E04263ED.svm" xlink:type="simple" xlink:show="embed" xlink:actuate="onLoad"><text:p/></draw:image></draw:frame><draw:custom-shape draw:style-name="gr27" draw:text-style-name="P5" svg:width="0.0787in" svg:height="0.0807in" svg:x="2.5201in" svg:y="0.6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8" draw:text-style-name="P10" svg:width="0.5122in" svg:height="0.2913in" svg:x="0.8382in" svg:y="0in"><draw:text-box><text:p text:style-name="P9"><text:span text:style-name="T4">P =</text:span></text:p></draw:text-box></draw:frame><draw:frame draw:style-name="gr29" draw:text-style-name="P10" svg:width="0.5913in" svg:height="0.3453in" svg:x="0.8382in" svg:y="2.1661in"><draw:text-box><text:p text:style-name="P9"><text:span text:style-name="T4">R</text:span><text:span text:style-name="T5">1</text:span><text:span text:style-name="T4"> =</text:span></text:p></draw:text-box></draw:frame><draw:frame draw:style-name="gr30" draw:text-style-name="P10" svg:width="0.5906in" svg:height="0.3453in" svg:x="3.5945in" svg:y="2.1661in"><draw:text-box><text:p text:style-name="P9"><text:span text:style-name="T4">R</text:span><text:span text:style-name="T5">2</text:span><text:span text:style-name="T4"> =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><draw:frame draw:style-name="fr1" draw:name="Object1" text:anchor-type="as-char" svg:y="-0.1484in" svg:width="0.5256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tab/><text:tab/></text:span><text:span text:style-name="T2"><draw:frame draw:style-name="fr1" draw:name="Object2" text:anchor-type="as-char" svg:y="-0.1484in" svg:width="0.5264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<text:tab/><text:tab/></text:span><text:span text:style-name="T2"><draw:frame draw:style-name="fr1" draw:name="Object3" text:anchor-type="as-char" svg:y="-0.1484in" svg:width="0.5272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<text:tab/><text:tab/></text:span><text:span text:style-name="T2"><draw:frame draw:style-name="fr1" draw:name="Object4" text:anchor-type="as-char" svg:y="-0.1484in" svg:width="0.5319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4T21:24:43.111508880</meta:creation-date>
    <dc:date>2023-11-04T20:10:04.398458288</dc:date>
    <meta:editing-duration>PT13M24S</meta:editing-duration>
    <meta:editing-cycles>4</meta:editing-cycles>
    <meta:generator>LibreOffice/4.2.8.2$Linux_x86 LibreOffice_project/420m0$Build-2</meta:generator>
    <meta:document-statistic meta:table-count="0" meta:image-count="0" meta:object-count="4" meta:page-count="1" meta:paragraph-count="4" meta:word-count="19" meta:character-count="120" meta:non-whitespace-character-count="97"/>
  </office:meta>
</office:document-meta>
</file>

<file path=Object 1/content.xml><?xml version="1.0" encoding="utf-8"?>
<math xmlns="http://www.w3.org/1998/Math/MathML" display="block">
  <semantics>
    <mrow>
      <msub>
        <mi>R</mi>
        <mrow>
          <mi>x</mi>
          <mn>1</mn>
        </mrow>
      </msub>
      <mo stretchy="false">=</mo>
      <mrow/>
    </mrow>
    <annotation encoding="StarMath 5.0">R rsub { x1 } = </annotation>
  </semantics>
</math>
</file>

<file path=Object 2/content.xml><?xml version="1.0" encoding="utf-8"?>
<math xmlns="http://www.w3.org/1998/Math/MathML" display="block">
  <semantics>
    <mrow>
      <msub>
        <mi>R</mi>
        <mrow>
          <mi>x</mi>
          <mn>2</mn>
        </mrow>
      </msub>
      <mo stretchy="false">=</mo>
      <mrow/>
    </mrow>
    <annotation encoding="StarMath 5.0">R rsub { x2 } = </annotation>
  </semantics>
</math>
</file>

<file path=Object 3/content.xml><?xml version="1.0" encoding="utf-8"?>
<math xmlns="http://www.w3.org/1998/Math/MathML" display="block">
  <semantics>
    <mrow>
      <msub>
        <mi>R</mi>
        <mrow>
          <mi>x</mi>
          <mn>3</mn>
        </mrow>
      </msub>
      <mo stretchy="false">=</mo>
      <mrow/>
    </mrow>
    <annotation encoding="StarMath 5.0">R rsub { x3 } = </annotation>
  </semantics>
</math>
</file>

<file path=Object 4/content.xml><?xml version="1.0" encoding="utf-8"?>
<math xmlns="http://www.w3.org/1998/Math/MathML" display="block">
  <semantics>
    <mrow>
      <msub>
        <mi>R</mi>
        <mrow>
          <mi>x</mi>
          <mn>4</mn>
        </mrow>
      </msub>
      <mo stretchy="false">=</mo>
      <mrow/>
    </mrow>
    <annotation encoding="StarMath 5.0">R rsub { x4 } = </annotation>
  </semantics>
</math>
</file>